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c307"/>
    </style:style>
    <style:style style:name="P2" style:family="paragraph" style:parent-style-name="Standard" style:list-style-name="L1">
      <style:text-properties officeooo:paragraph-rsid="0007c307"/>
    </style:style>
    <style:style style:name="P3" style:family="paragraph" style:parent-style-name="Standard" style:list-style-name="L1">
      <style:text-properties officeooo:paragraph-rsid="0007f67a"/>
    </style:style>
    <style:style style:name="T1" style:family="text">
      <style:text-properties officeooo:rsid="0007c307"/>
    </style:style>
    <style:style style:name="T2" style:family="text">
      <style:text-properties fo:font-weight="bold" officeooo:rsid="0007c307" style:font-weight-asian="bold" style:font-weight-complex="bold"/>
    </style:style>
    <style:style style:name="T3" style:family="text">
      <style:text-properties officeooo:rsid="0007f6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ot:</text:span></text:p>
      <text:list xml:id="list5841831495479175929" text:style-name="L1">
        <text:list-item>
          <text:p text:style-name="P2"><text:span text:style-name="T1">Das </text:span><text:span text:style-name="T2">Holzteil</text:span><text:span text:style-name="T1"> fehlt, liegt bei mir in der Schublade.</text:span></text:p>
        </text:list-item>
        <text:list-item>
          <text:p text:style-name="P2"><text:span text:style-name="T1">Steuerung funktioniert grundsätzlich, wackelt aber unkontrolliert. Vermutlich wegen digitaler Ausgabe am Raspberry aber analogem Input an der Fernsteuerung. Müsste eine Glättung oder ein </text:span><text:span text:style-name="T2">Digital-Analog-Wandler</text:span><text:span text:style-name="T1"> dazwischen.</text:span></text:p>
        </text:list-item>
        <text:list-item>
          <text:p text:style-name="P2"><text:span text:style-name="T1">Julius fragt, was ist, wenn wir keinen Raspberry zur Hand haben. Ein </text:span><text:span text:style-name="T2">Dual-Use</text:span><text:span text:style-name="T1"> wäre nett, also dass man die Fernbedienung auch ohne Raspberry „kurzgeschlossen“ verwenden könnte.</text:span></text:p>
        </text:list-item>
        <text:list-item>
          <text:p text:style-name="P2"><text:span text:style-name="T1">Boot ist noch nicht zusammengeklebt.</text:span></text:p>
        </text:list-item>
        <text:list-item>
          <text:p text:style-name="P2"><text:span text:style-name="T1">Beim Abschalten der Fernbedienung geht der Motor an.</text:span></text:p>
        </text:list-item>
        <text:list-item>
          <text:p text:style-name="P2"><text:span text:style-name="T1">Der Motor müsste an die Kabel </text:span><text:span text:style-name="T2">gelötet</text:span><text:span text:style-name="T1"> und ins Gehäuse geklebt und/oder geschraubt werden.</text:span></text:p>
        </text:list-item>
        <text:list-item>
          <text:p text:style-name="P2"><text:span text:style-name="T1">Zum Schrauben fehlen die </text:span><text:span text:style-name="T2">Schräubchen</text:span><text:span text:style-name="T1">: zwei kleine Schrauben, ca. 4mm lang, 1mm Durchmesser</text:span></text:p>
        </text:list-item>
        <text:list-item>
          <text:p text:style-name="P2"><text:span text:style-name="T1">Unten könnten die Kabel an das </text:span><text:span text:style-name="T2">MOSFET-Modul</text:span><text:span text:style-name="T1"> gelötet werden, sobald die korrekte Polarität rausgekriegt ist (damit sich der Motor nicht falschherum dreht).</text:span></text:p>
        </text:list-item>
        <text:list-item>
          <text:p text:style-name="P2"><text:span text:style-name="T1">Empfänger und MOSFET sollten ins Gehäuse </text:span><text:span text:style-name="T2">geklebt</text:span><text:span text:style-name="T1"> werden, sodass der Schwerpunkt möglichst mittig zu liegen kommt.</text:span></text:p>
        </text:list-item>
        <text:list-item>
          <text:p text:style-name="P3"><text:span text:style-name="T3">Der Schalter ist nun außen angeschraubt (22.3.14)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22:18:00</meta:creation-date>
    <dc:date>2014-03-22T22:28:31</dc:date>
    <meta:editing-duration>PT2M9S</meta:editing-duration>
    <meta:editing-cycles>2</meta:editing-cycles>
    <meta:generator>LibreOffice/4.0.3.3$Linux_x86 LibreOffice_project/400m0$Build-3</meta:generator>
    <meta:document-statistic meta:table-count="0" meta:image-count="0" meta:object-count="0" meta:page-count="1" meta:paragraph-count="11" meta:word-count="156" meta:character-count="1046" meta:non-whitespace-character-count="911"/>
  </office:meta>
</office:document-meta>
</file>